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2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oduct Backlog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Story Point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print</text:p>
          </table:table-cell>
        </table:table-row>
        <table:table-row table:style-name="ro1">
          <table:table-cell office:value-type="string" calcext:value-type="string">
            <text:p>Basis- und Hilfsklassen: Dao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s- und Hilfsklassen: Command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s- und Hilfsklassen: Panels und Controller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s- und Hilfsklassen: Model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ler Stammdaten erfassen</text:p>
          </table:table-cell>
          <table:table-cell office:value-type="float" office:value="21" calcext:value-type="float">
            <text:p>21</text:p>
          </table:table-cell>
          <table:table-cell table:formula="of:=SUM([.B2:.B6])" office:value-type="float" office:value="52" calcext:value-type="float">
            <text:p>52</text:p>
          </table:table-cell>
          <table:table-cell office:value-type="string" calcext:value-type="string">
            <text:p>Sprint 1</text:p>
          </table:table-cell>
        </table:table-row>
        <table:table-row table:style-name="ro1">
          <table:table-cell office:value-type="string" calcext:value-type="string">
            <text:p>Schüler suchen: Stammdaten, Anmeldestatus, Dispensationen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ler bearbeiten: Datenblat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ler bearbeiten: Stammdaten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ler bearbeiten: Dispensationen hinzufügen / bearbeiten / löschen</text:p>
          </table:table-cell>
          <table:table-cell office:value-type="float" office:value="3" calcext:value-type="float">
            <text:p>3</text:p>
          </table:table-cell>
          <table:table-cell table:formula="of:=SUM([.B7:.B10])" office:value-type="float" office:value="58" calcext:value-type="float">
            <text:p>58</text:p>
          </table:table-cell>
          <table:table-cell office:value-type="string" calcext:value-type="string">
            <text:p>Sprint 2</text:p>
          </table:table-cell>
        </table:table-row>
        <table:table-row table:style-name="ro1">
          <table:table-cell office:value-type="string" calcext:value-type="string">
            <text:p>Selektionscodes erfasse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ktionscodes löschen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ktionscodes bearbei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ler bearbeiten: Selektionscodes hinzufügen / lösche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ler suchen: Selektionscod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ler lösche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rkraft erfasse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rkraft löschen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rkraft bearbeite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ster erfasse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ster löschen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ster bearbeiten</text:p>
          </table:table-cell>
          <table:table-cell office:value-type="float" office:value="1" calcext:value-type="float">
            <text:p>1</text:p>
          </table:table-cell>
          <table:table-cell table:formula="of:=SUM([.B11:.B22])" office:value-type="float" office:value="27.5" calcext:value-type="float">
            <text:p>27.5</text:p>
          </table:table-cell>
          <table:table-cell office:value-type="string" calcext:value-type="string">
            <text:p>Sprint 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ffen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s erfassen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s lösch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s bearbeite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ler bearbeiten: Kurse hinzufügen / lösche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ler suchen: Kurs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leradressliste erstellen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ch schätzen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ülerabsenzenliste erstell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ressetikettenliste erstell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arbeiteradressliste erstell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ktionsgebühren bearbei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tschrift/ausstehende Zahlung erfass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ziellen Rabatt erfass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esterrechnungen erstell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hnungsliste erstell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ngegangene Zahlung erfass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nung erstelle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4])" office:value-type="float" office:value="174.5" calcext:value-type="float">
            <text:p>174.5</text:p>
          </table:table-cell>
          <table:table-cell table:number-columns-repeated="2"/>
        </table:table-row>
      </table:table>
      <table:table table:name="Burndown" table:style-name="ta1">
        <table:shapes>
          <draw:frame draw:z-index="0" draw:style-name="gr1" draw:text-style-name="P1" svg:width="15.997cm" svg:height="9.004cm" svg:x="2.423cm" svg:y="5.339cm">
            <draw:object draw:notify-on-update-of-ranges="Burndown.B1:Burndown.F1 Burndown.A2:Burndown.A2 Burndown.B2:Burndown.F2 Burndown.A3:Burndown.A3 Burndown.B3:Burndown.F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" office:value-type="string" calcext:value-type="string">
            <text:p>Progress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2">
          <table:table-cell table:style-name="ce1" office:value-type="string" calcext:value-type="string">
            <text:p>Scope Changes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pe Changes Beispiele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ttps://www.mountaingoatsoftware.com/agile/scrum/release-burndown/alternativ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5P2" style:volatile="true">
      <number:text> $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CH">
      <number:text>SFr. </number:text>
      <number:number number:decimal-places="0" number:min-integer-digits="1" number:grouping="true"/>
    </number:number-style>
    <number:number-style style:name="N10112" number:language="de" number:country="CH">
      <number:text>SFr. 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2" number:min-integer-digits="1" number:grouping="true"/>
    </number:number-style>
    <number:number-style style:name="N10114" number:language="de" number:country="CH">
      <number:text>SFr. -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2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5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0:33:49.300979252</meta:creation-date>
    <meta:generator>LibreOffice/4.2.8.2$Linux_X86_64 LibreOffice_project/420m0$Build-2</meta:generator>
    <dc:date>2015-07-27T11:11:15.933458916</dc:date>
    <meta:editing-duration>PT24M50S</meta:editing-duration>
    <meta:editing-cycles>8</meta:editing-cycles>
    <meta:document-statistic meta:table-count="2" meta:cell-count="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064cm" svg:y="0.316cm" chart:style-name="ch2">
          <text:p>Release Burndown</text:p>
        </chart:title>
        <chart:legend chart:legend-position="end" svg:x="12.809cm" svg:y="3.954cm" style:legend-expansion="high" chart:style-name="ch3"/>
        <chart:plot-area chart:style-name="ch4" table:cell-range-address="Burndown.A1:Burndown.F3" chart:data-source-has-labels="both" svg:x="1.33cm" svg:y="1.301cm" svg:width="11.16cm" svg:height="6.543cm">
          <chartooo:coordinate-region svg:x="2.137cm" svg:y="1.5cm" svg:width="10.353cm" svg:height="5.697cm"/>
          <chart:axis chart:dimension="x" chart:name="primary-x" chart:style-name="ch5" chartooo:axis-type="auto">
            <chartooo:date-scale/>
            <chart:title svg:x="6.35cm" svg:y="8.024cm" chart:style-name="ch6">
              <text:p>Sprints</text:p>
            </chart:title>
            <chart:categories table:cell-range-address="Burndown.B1:Burndown.F1"/>
          </chart:axis>
          <chart:axis chart:dimension="y" chart:name="primary-y" chart:style-name="ch7">
            <chart:title svg:x="0.451cm" svg:y="5.489cm" chart:style-name="ch8">
              <text:p>Story Points</text:p>
            </chart:title>
            <chart:grid chart:style-name="ch9" chart:class="major"/>
          </chart:axis>
          <chart:series chart:style-name="ch10" chart:values-cell-range-address="Burndown.B2:Burndown.F2" chart:label-cell-address="Burndown.A2:Burndown.A2" chart:class="chart:bar">
            <chart:data-point chart:repeated="5"/>
          </chart:series>
          <chart:series chart:style-name="ch11" chart:values-cell-range-address="Burndown.B3:Burndown.F3" chart:label-cell-address="Burndown.A3:Burndown.A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Burndown.B1:Burndown.F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rogress</text:p>
                <draw:g>
                  <svg:desc>Burndown.A2:Burndown.A2</svg:desc>
                </draw:g>
              </table:table-cell>
              <table:table-cell office:value-type="float" office:value="100">
                <text:p>100</text:p>
                <draw:g>
                  <svg:desc>Burndown.B2:Burndown.F2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cope Changes</text:p>
                <draw:g>
                  <svg:desc>Burndown.A3:Burndown.A3</svg:desc>
                </draw:g>
              </table:table-cell>
              <table:table-cell office:value-type="float" office:value="0">
                <text:p>0</text:p>
                <draw:g>
                  <svg:desc>Burndown.B3:Burndown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